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4.2121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9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73" table:default-cell-style-name="ce3"/>
        <table:table-row table:style-name="ro1">
          <table:table-cell table:style-name="ce2"/>
          <table:table-cell office:value-type="string" table:style-name="ce2">
            <text:p>Age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Correct</text:p>
          </table:table-cell>
          <table:table-cell office:value-type="string" table:style-name="ce2">
            <text:p>Correct_spatial</text:p>
          </table:table-cell>
          <table:table-cell office:value-type="string" table:style-name="ce2">
            <text:p>Correct_temporel</text:p>
          </table:table-cell>
          <table:table-cell office:value-type="string" table:style-name="ce2">
            <text:p>Experimentateur</text:p>
          </table:table-cell>
          <table:table-cell office:value-type="string" table:style-name="ce2">
            <text:p>Order</text:p>
          </table:table-cell>
          <table:table-cell office:value-type="string" table:style-name="ce2">
            <text:p>Participant</text:p>
          </table:table-cell>
          <table:table-cell office:value-type="string" table:style-name="ce2">
            <text:p>Reconnaissance_Réponse</text:p>
          </table:table-cell>
          <table:table-cell office:value-type="string" table:style-name="ce2">
            <text:p>Reconnaissance_Bonne_Réponse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Calcul_spa</text:p>
          </table:table-cell>
          <table:table-cell office:value-type="string" table:style-name="ce2">
            <text:p>Calcul_temp</text:p>
          </table:table-cell>
          <table:table-cell office:value-type="string" table:style-name="ce2">
            <text:p>Answer_spa</text:p>
          </table:table-cell>
          <table:table-cell office:value-type="string" table:style-name="ce2">
            <text:p>Answer_temp</text:p>
          </table:table-cell>
          <table:table-cell office:value-type="string" table:style-name="ce2">
            <text:p>Type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Abricots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]=[.D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])=([.E2]); &quot;1&quot;; &quot;0&quot;)" table:style-name="ce6">
            <text:p>0</text:p>
          </table:table-cell>
          <table:table-cell office:value-type="string" office:string-value="1" table:formula="of:= IF([.P2]=[.F2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style-name="ce3"/>
          <table:table-cell table:style-name="ce8"/>
          <table:table-cell table:number-columns-repeated="16365"/>
        </table:table-row>
        <table:table-row table:style-name="ro1">
          <table:table-cell office:value-type="string" table:style-name="ce4">
            <text:p>Accordéon_Bleu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3]=[.D3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])=([.E3]); &quot;1&quot;; &quot;0&quot;)" table:style-name="ce6">
            <text:p>0</text:p>
          </table:table-cell>
          <table:table-cell office:value-type="string" office:string-value="0" table:formula="of:= IF([.P3]=[.F3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2" table:style-name="ce8"/>
          <table:table-cell table:number-columns-repeated="16365"/>
        </table:table-row>
        <table:table-row table:style-name="ro1">
          <table:table-cell office:value-type="string" table:style-name="ce4">
            <text:p>Accordéon_Roug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4]=[.D4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])=([.E4]); &quot;1&quot;; &quot;0&quot;)" table:style-name="ce6">
            <text:p>0</text:p>
          </table:table-cell>
          <table:table-cell office:value-type="string" office:string-value="0" table:formula="of:= IF([.P4]=[.F4];&quot;1&quot;;&quot;0&quot;)" table:style-name="ce7">
            <text:p>0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PER</text:p>
          </table:table-cell>
          <table:table-cell table:style-name="ce8"/>
          <table:table-cell table:number-columns-repeated="16366" table:style-name="ce3"/>
        </table:table-row>
        <table:table-row table:style-name="ro1">
          <table:table-cell office:value-type="string" table:style-name="ce4">
            <text:p>Ananas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]=[.D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])=([.E5]); &quot;1&quot;; &quot;0&quot;)" table:style-name="ce6">
            <text:p>0</text:p>
          </table:table-cell>
          <table:table-cell office:value-type="string" office:string-value="1" table:formula="of:= IF([.P5]=[.F5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Ân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6]=[.D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6])=([.E6]); &quot;1&quot;; &quot;0&quot;)" table:style-name="ce6">
            <text:p>1</text:p>
          </table:table-cell>
          <table:table-cell office:value-type="string" office:string-value="1" table:formula="of:= IF([.P6]=[.F6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Armoir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7]=[.D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7])=([.E7]); &quot;1&quot;; &quot;0&quot;)" table:style-name="ce6">
            <text:p>1</text:p>
          </table:table-cell>
          <table:table-cell office:value-type="string" office:string-value="1" table:formula="of:= IF([.P7]=[.F7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Aubergin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8]=[.D8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8])=([.E8]); &quot;1&quot;; &quot;0&quot;)" table:style-name="ce6">
            <text:p>1</text:p>
          </table:table-cell>
          <table:table-cell office:value-type="string" office:string-value="1" table:formula="of:= IF([.P8]=[.F8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anan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9]=[.D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9])=([.E9]); &quot;1&quot;; &quot;0&quot;)" table:style-name="ce6">
            <text:p>0</text:p>
          </table:table-cell>
          <table:table-cell office:value-type="string" office:string-value="1" table:formula="of:= IF([.P9]=[.F9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ass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10]=[.D1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10])=([.E10]); &quot;1&quot;; &quot;0&quot;)" table:style-name="ce6">
            <text:p>0</text:p>
          </table:table-cell>
          <table:table-cell office:value-type="string" office:string-value="0" table:formula="of:= IF([.P10]=[.F10];&quot;1&quot;;&quot;0&quot;)" table:style-name="ce7">
            <text:p>0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atteri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11]=[.D1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1])=([.E11]); &quot;1&quot;; &quot;0&quot;)" table:style-name="ce6">
            <text:p>1</text:p>
          </table:table-cell>
          <table:table-cell office:value-type="string" office:string-value="1" table:formula="of:= IF([.P11]=[.F11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ido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2]=[.D1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2])=([.E12]); &quot;1&quot;; &quot;0&quot;)" table:style-name="ce6">
            <text:p>1</text:p>
          </table:table-cell>
          <table:table-cell office:value-type="string" office:string-value="1" table:formula="of:= IF([.P12]=[.F12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œuf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13]=[.D1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3])=([.E13]); &quot;1&quot;; &quot;0&quot;)" table:style-name="ce6">
            <text:p>1</text:p>
          </table:table-cell>
          <table:table-cell office:value-type="string" office:string-value="1" table:formula="of:= IF([.P13]=[.F13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Brosse_à_Dents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4]=[.D1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4])=([.E14]); &quot;1&quot;; &quot;0&quot;)" table:style-name="ce6">
            <text:p>1</text:p>
          </table:table-cell>
          <table:table-cell office:value-type="string" office:string-value="1" table:formula="of:= IF([.P14]=[.F14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Cadeau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5]=[.D1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5])=([.E15]); &quot;1&quot;; &quot;0&quot;)" table:style-name="ce6">
            <text:p>1</text:p>
          </table:table-cell>
          <table:table-cell office:value-type="string" office:string-value="1" table:formula="of:= IF([.P15]=[.F15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Canard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6]=[.D1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6])=([.E16]); &quot;1&quot;; &quot;0&quot;)" table:style-name="ce6">
            <text:p>1</text:p>
          </table:table-cell>
          <table:table-cell office:value-type="string" office:string-value="1" table:formula="of:= IF([.P16]=[.F16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">
            <text:p>Carottes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17]=[.D17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17])=([.E17]); &quot;1&quot;; &quot;0&quot;)" table:style-name="ce6">
            <text:p>0</text:p>
          </table:table-cell>
          <table:table-cell office:value-type="string" office:string-value="0" table:formula="of:= IF([.P17]=[.F17];&quot;1&quot;;&quot;0&quot;)" table:style-name="ce7">
            <text:p>0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ais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18]=[.D18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18])=([.E18]); &quot;1&quot;; &quot;0&quot;)" table:style-name="ce6">
            <text:p>0</text:p>
          </table:table-cell>
          <table:table-cell office:value-type="string" office:string-value="0" table:formula="of:= IF([.P18]=[.F18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andelier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19]=[.D1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19])=([.E19]); &quot;1&quot;; &quot;0&quot;)" table:style-name="ce6">
            <text:p>1</text:p>
          </table:table-cell>
          <table:table-cell office:value-type="string" office:string-value="1" table:formula="of:= IF([.P19]=[.F19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eval_Bru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20]=[.D20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0])=([.E20]); &quot;1&quot;; &quot;0&quot;)" table:style-name="ce6">
            <text:p>0</text:p>
          </table:table-cell>
          <table:table-cell office:value-type="string" office:string-value="0" table:formula="of:= IF([.P20]=[.F20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eval_Noir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1]=[.D2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1])=([.E21]); &quot;1&quot;; &quot;0&quot;)" table:style-name="ce6">
            <text:p>1</text:p>
          </table:table-cell>
          <table:table-cell office:value-type="string" office:string-value="1" table:formula="of:= IF([.P21]=[.F21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ie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2]=[.D2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2])=([.E22]); &quot;1&quot;; &quot;0&quot;)" table:style-name="ce6">
            <text:p>1</text:p>
          </table:table-cell>
          <table:table-cell office:value-type="string" office:string-value="1" table:formula="of:= IF([.P22]=[.F22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hou-Fleur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3]=[.D2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3])=([.E23]); &quot;1&quot;; &quot;0&quot;)" table:style-name="ce6">
            <text:p>0</text:p>
          </table:table-cell>
          <table:table-cell office:value-type="string" office:string-value="1" table:formula="of:= IF([.P23]=[.F23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ommode_tiroir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4]=[.D2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4])=([.E24]); &quot;1&quot;; &quot;0&quot;)" table:style-name="ce6">
            <text:p>1</text:p>
          </table:table-cell>
          <table:table-cell office:value-type="string" office:string-value="1" table:formula="of:= IF([.P24]=[.F24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ommode_droit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25]=[.D25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5])=([.E25]); &quot;1&quot;; &quot;0&quot;)" table:style-name="ce6">
            <text:p>0</text:p>
          </table:table-cell>
          <table:table-cell office:value-type="string" office:string-value="0" table:formula="of:= IF([.P25]=[.F25];&quot;1&quot;;&quot;0&quot;)" table:style-name="ce7">
            <text:p>0</text:p>
          </table:table-cell>
          <table:table-cell office:value-type="string" table:style-name="ce5">
            <text:p>Gauche<text:s/>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Coq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6]=[.D2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6])=([.E26]); &quot;1&quot;; &quot;0&quot;)" table:style-name="ce6">
            <text:p>1</text:p>
          </table:table-cell>
          <table:table-cell office:value-type="string" office:string-value="1" table:formula="of:= IF([.P26]=[.F26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Djembé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7]=[.D2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7])=([.E27]); &quot;1&quot;; &quot;0&quot;)" table:style-name="ce6">
            <text:p>1</text:p>
          </table:table-cell>
          <table:table-cell office:value-type="string" office:string-value="1" table:formula="of:= IF([.P27]=[.F27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Drapeau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28]=[.D28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28])=([.E28]); &quot;1&quot;; &quot;0&quot;)" table:style-name="ce6">
            <text:p>1</text:p>
          </table:table-cell>
          <table:table-cell office:value-type="string" office:string-value="1" table:formula="of:= IF([.P28]=[.F28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Flûte_À_Bec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29]=[.D2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29])=([.E29]); &quot;1&quot;; &quot;0&quot;)" table:style-name="ce6">
            <text:p>0</text:p>
          </table:table-cell>
          <table:table-cell office:value-type="string" office:string-value="1" table:formula="of:= IF([.P29]=[.F29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Flûte_Traversièr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0]=[.D3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0])=([.E30]); &quot;1&quot;; &quot;0&quot;)" table:style-name="ce6">
            <text:p>1</text:p>
          </table:table-cell>
          <table:table-cell office:value-type="string" office:string-value="1" table:formula="of:= IF([.P30]=[.F30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Frais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31]=[.D3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1])=([.E31]); &quot;1&quot;; &quot;0&quot;)" table:style-name="ce6">
            <text:p>0</text:p>
          </table:table-cell>
          <table:table-cell office:value-type="string" office:string-value="1" table:formula="of:= IF([.P31]=[.F31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Guitar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32]=[.D32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2])=([.E32]); &quot;1&quot;; &quot;0&quot;)" table:style-name="ce6">
            <text:p>0</text:p>
          </table:table-cell>
          <table:table-cell office:value-type="string" office:string-value="0" table:formula="of:= IF([.P32]=[.F32];&quot;1&quot;;&quot;0&quot;)" table:style-name="ce7">
            <text:p>0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Lamp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3]=[.D3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3])=([.E33]); &quot;1&quot;; &quot;0&quot;)" table:style-name="ce6">
            <text:p>1</text:p>
          </table:table-cell>
          <table:table-cell office:value-type="string" office:string-value="1" table:formula="of:= IF([.P33]=[.F33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Lapi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34]=[.D3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4])=([.E34]); &quot;1&quot;; &quot;0&quot;)" table:style-name="ce6">
            <text:p>0</text:p>
          </table:table-cell>
          <table:table-cell office:value-type="string" office:string-value="1" table:formula="of:= IF([.P34]=[.F34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Lit_Violet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35]=[.D3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5])=([.E35]); &quot;1&quot;; &quot;0&quot;)" table:style-name="ce6">
            <text:p>0</text:p>
          </table:table-cell>
          <table:table-cell office:value-type="string" office:string-value="1" table:formula="of:= IF([.P35]=[.F35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Lit_Roug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6]=[.D3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6])=([.E36]); &quot;1&quot;; &quot;0&quot;)" table:style-name="ce6">
            <text:p>1</text:p>
          </table:table-cell>
          <table:table-cell office:value-type="string" office:string-value="0" table:formula="of:= IF([.P35]=[.F36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angues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37]=[.D3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7])=([.E37]); &quot;1&quot;; &quot;0&quot;)" table:style-name="ce6">
            <text:p>1</text:p>
          </table:table-cell>
          <table:table-cell office:value-type="string" office:string-value="1" table:formula="of:= IF([.P37]=[.F37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elo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38]=[.D38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38])=([.E38]); &quot;1&quot;; &quot;0&quot;)" table:style-name="ce6">
            <text:p>0</text:p>
          </table:table-cell>
          <table:table-cell office:value-type="string" office:string-value="0" table:formula="of:= IF([.P38]=[.F38];&quot;1&quot;;&quot;0&quot;)" table:style-name="ce7">
            <text:p>0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iroir_Meubl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39]=[.D3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39])=([.E39]); &quot;1&quot;; &quot;0&quot;)" table:style-name="ce6">
            <text:p>1</text:p>
          </table:table-cell>
          <table:table-cell office:value-type="string" office:string-value="1" table:formula="of:= IF([.P39]=[.F39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icrophon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0]=[.D4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0])=([.E40]); &quot;1&quot;; &quot;0&quot;)" table:style-name="ce6">
            <text:p>1</text:p>
          </table:table-cell>
          <table:table-cell office:value-type="string" office:string-value="1" table:formula="of:= IF([.P40]=[.F40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outo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1]=[.D4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1])=([.E41]); &quot;1&quot;; &quot;0&quot;)" table:style-name="ce6">
            <text:p>1</text:p>
          </table:table-cell>
          <table:table-cell office:value-type="string" office:string-value="1" table:formula="of:= IF([.P41]=[.F41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Ordinateur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2]=[.D4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2])=([.E42]); &quot;1&quot;; &quot;0&quot;)" table:style-name="ce6">
            <text:p>1</text:p>
          </table:table-cell>
          <table:table-cell office:value-type="string" office:string-value="1" table:formula="of:= IF([.P42]=[.F42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astèqu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3]=[.D4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3])=([.E43]); &quot;1&quot;; &quot;0&quot;)" table:style-name="ce6">
            <text:p>1</text:p>
          </table:table-cell>
          <table:table-cell office:value-type="string" office:string-value="1" table:formula="of:= IF([.P43]=[.F43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etit_Pois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0" table:formula="of:=IF([.J44]=[.D44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4])=([.E44]); &quot;1&quot;; &quot;0&quot;)" table:style-name="ce6">
            <text:p>0</text:p>
          </table:table-cell>
          <table:table-cell office:value-type="string" office:string-value="0" table:formula="of:= IF([.P44]=[.F44];&quot;1&quot;;&quot;0&quot;)" table:style-name="ce7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iano_roug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45]=[.D4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45])=([.E45]); &quot;1&quot;; &quot;0&quot;)" table:style-name="ce6">
            <text:p>0</text:p>
          </table:table-cell>
          <table:table-cell office:value-type="string" office:string-value="1" table:formula="of:= IF([.P45]=[.F45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iano_Noir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6]=[.D4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6])=([.E46]); &quot;1&quot;; &quot;0&quot;)" table:style-name="ce6">
            <text:p>1</text:p>
          </table:table-cell>
          <table:table-cell office:value-type="string" office:string-value="1" table:formula="of:= IF([.P46]=[.F46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igeo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7]=[.D4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7])=([.E47]); &quot;1&quot;; &quot;0&quot;)" table:style-name="ce6">
            <text:p>1</text:p>
          </table:table-cell>
          <table:table-cell office:value-type="string" office:string-value="1" table:formula="of:= IF([.P47]=[.F47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ir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48]=[.D48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8])=([.E48]); &quot;1&quot;; &quot;0&quot;)" table:style-name="ce6">
            <text:p>1</text:p>
          </table:table-cell>
          <table:table-cell office:value-type="string" office:string-value="1" table:formula="of:= IF([.P48]=[.F48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ire_Gris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49]=[.D4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49])=([.E49]); &quot;1&quot;; &quot;0&quot;)" table:style-name="ce6">
            <text:p>1</text:p>
          </table:table-cell>
          <table:table-cell office:value-type="string" office:string-value="1" table:formula="of:= IF([.P49]=[.F49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ireau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0]=[.D5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0])=([.E50]); &quot;1&quot;; &quot;0&quot;)" table:style-name="ce6">
            <text:p>0</text:p>
          </table:table-cell>
          <table:table-cell office:value-type="string" office:string-value="1" table:formula="of:= IF([.P50]=[.F50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mm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51]=[.D51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1])=([.E51]); &quot;1&quot;; &quot;0&quot;)" table:style-name="ce6">
            <text:p>0</text:p>
          </table:table-cell>
          <table:table-cell office:value-type="string" office:string-value="0" table:formula="of:= IF([.P51]=[.F51];&quot;1&quot;;&quot;0&quot;)" table:style-name="ce7">
            <text:p>0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tiro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52]=[.D5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2])=([.E52]); &quot;1&quot;; &quot;0&quot;)" table:style-name="ce6">
            <text:p>1</text:p>
          </table:table-cell>
          <table:table-cell office:value-type="string" office:string-value="1" table:formula="of:= IF([.P52]=[.F52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oul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3]=[.D5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3])=([.E53]); &quot;1&quot;; &quot;0&quot;)" table:style-name="ce6">
            <text:p>0</text:p>
          </table:table-cell>
          <table:table-cell office:value-type="string" office:string-value="1" table:formula="of:= IF([.P53]=[.F53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PQ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54]=[.D5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4])=([.E54]); &quot;1&quot;; &quot;0&quot;)" table:style-name="ce6">
            <text:p>1</text:p>
          </table:table-cell>
          <table:table-cell office:value-type="string" office:string-value="1" table:formula="of:= IF([.P54]=[.F54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Raisin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55]=[.D55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5])=([.E55]); &quot;1&quot;; &quot;0&quot;)" table:style-name="ce6">
            <text:p>1</text:p>
          </table:table-cell>
          <table:table-cell office:value-type="string" office:string-value="1" table:formula="of:= IF([.P55]=[.F55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M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Salad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6]=[.D56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6])=([.E56]); &quot;1&quot;; &quot;0&quot;)" table:style-name="ce6">
            <text:p>0</text:p>
          </table:table-cell>
          <table:table-cell office:value-type="string" office:string-value="1" table:formula="of:= IF([.P56]=[.F56];&quot;1&quot;;&quot;0&quot;)" table:style-name="ce7">
            <text:p>1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Début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Saxophon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7]=[.D57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7])=([.E57]); &quot;1&quot;; &quot;0&quot;)" table:style-name="ce6">
            <text:p>1</text:p>
          </table:table-cell>
          <table:table-cell office:value-type="string" office:string-value="0" table:formula="of:= IF([.P57]=[.F57];&quot;1&quot;;&quot;0&quot;)" table:style-name="ce7">
            <text:p>0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Souris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58]=[.D58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58])=([.E58]); &quot;1&quot;; &quot;0&quot;)" table:style-name="ce6">
            <text:p>0</text:p>
          </table:table-cell>
          <table:table-cell office:value-type="string" office:string-value="1" table:formula="of:= IF([.P58]=[.F58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abl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59]=[.D59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59])=([.E59]); &quot;1&quot;; &quot;0&quot;)" table:style-name="ce6">
            <text:p>1</text:p>
          </table:table-cell>
          <table:table-cell office:value-type="string" office:string-value="1" table:formula="of:= IF([.P59]=[.F59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CRI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éléphon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60]=[.D60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60])=([.E60]); &quot;1&quot;; &quot;0&quot;)" table:style-name="ce6">
            <text:p>1</text:p>
          </table:table-cell>
          <table:table-cell office:value-type="string" office:string-value="1" table:formula="of:= IF([.P60]=[.F60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EU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omate_Jaun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Non</text:p>
          </table:table-cell>
          <table:table-cell office:value-type="string" office:string-value="1" table:formula="of:=IF([.J61]=[.D61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61])=([.E61]); &quot;1&quot;; &quot;0&quot;)" table:style-name="ce6">
            <text:p>1</text:p>
          </table:table-cell>
          <table:table-cell office:value-type="string" office:string-value="1" table:formula="of:= IF([.P61]=[.F61];&quot;1&quot;;&quot;0&quot;)" table:style-name="ce7">
            <text:p>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ER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ortu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62]=[.D62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62])=([.E62]); &quot;1&quot;; &quot;0&quot;)" table:style-name="ce6">
            <text:p>0</text:p>
          </table:table-cell>
          <table:table-cell office:value-type="string" office:string-value="1" table:formula="of:= IF([.P62]=[.F62];&quot;1&quot;;&quot;0&quot;)" table:style-name="ce7">
            <text:p>1</text:p>
          </table:table-cell>
          <table:table-cell office:value-type="string" table:style-name="ce5">
            <text:p>Droit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Trompett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63]=[.D63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1" table:formula="of:=IF(([.O63])=([.E63]); &quot;1&quot;; &quot;0&quot;)" table:style-name="ce6">
            <text:p>1</text:p>
          </table:table-cell>
          <table:table-cell office:value-type="string" office:string-value="0" table:formula="of:= IF([.P63]=[.F63];&quot;1&quot;;&quot;0&quot;)" table:style-name="ce7">
            <text:p>0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Milieu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Vache_Brune</text:p>
          </table:table-cell>
          <table:table-cell office:value-type="string" table:style-name="ce5">
            <text:p>22ans</text:p>
          </table:table-cell>
          <table:table-cell table:style-name="ce5"/>
          <table:table-cell office:value-type="string" table:style-name="ce5">
            <text:p>Oui</text:p>
          </table:table-cell>
          <table:table-cell office:value-type="string" table:style-name="ce5">
            <text:p>Fac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selma</text:p>
          </table:table-cell>
          <table:table-cell table:style-name="ce5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1" table:formula="of:=IF([.J64]=[.D64]; &quot;1&quot;; &quot;0&quot;)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64])=([.E64]); &quot;1&quot;; &quot;0&quot;)" table:style-name="ce6">
            <text:p>0</text:p>
          </table:table-cell>
          <table:table-cell office:value-type="string" office:string-value="1" table:formula="of:= IF([.P64]=[.F64];&quot;1&quot;;&quot;0&quot;)" table:style-name="ce7">
            <text:p>1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CIB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Vache_Noire</text:p>
          </table:table-cell>
          <table:table-cell office:value-type="string" table:style-name="ce5">
            <text:p>22ans</text:p>
          </table:table-cell>
          <table:table-cell table:style-name="ce10"/>
          <table:table-cell office:value-type="string" table:style-name="ce10">
            <text:p>Non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5">
            <text:p>selma</text:p>
          </table:table-cell>
          <table:table-cell table:style-name="ce10"/>
          <table:table-cell office:value-type="string" table:style-name="ce5">
            <text:p>AN1504.</text:p>
          </table:table-cell>
          <table:table-cell office:value-type="string" table:style-name="ce5">
            <text:p>Oui</text:p>
          </table:table-cell>
          <table:table-cell office:value-type="string" office:string-value="0" table:formula="of:=IF([.J65]=[.D65]; &quot;1&quot;; &quot;0&quot;)" table:style-name="ce5">
            <text:p>0</text:p>
          </table:table-cell>
          <table:table-cell office:value-type="string" table:style-name="ce5">
            <text:p>F</text:p>
          </table:table-cell>
          <table:table-cell office:value-type="string" office:string-value="0" table:formula="of:=IF(([.O65])=([.E65]); &quot;1&quot;; &quot;0&quot;)" table:style-name="ce6">
            <text:p>0</text:p>
          </table:table-cell>
          <table:table-cell office:value-type="string" office:string-value="0" table:formula="of:= IF([.P65]=[.F65];&quot;1&quot;;&quot;0&quot;)" table:style-name="ce7">
            <text:p>0</text:p>
          </table:table-cell>
          <table:table-cell office:value-type="string" table:style-name="ce5">
            <text:p>Gauche</text:p>
          </table:table-cell>
          <table:table-cell office:value-type="string" table:style-name="ce5">
            <text:p>Fin</text:p>
          </table:table-cell>
          <table:table-cell office:value-type="string" table:style-name="ce10">
            <text:p>PER</text:p>
          </table:table-cell>
          <table:table-cell table:number-columns-repeated="16367"/>
        </table:table-row>
        <table:table-row table:style-name="ro1">
          <table:table-cell table:number-columns-repeated="17" table:style-name="ce8"/>
          <table:table-cell table:number-columns-repeated="16367"/>
        </table:table-row>
        <table:table-row table:style-name="ro1">
          <table:table-cell table:style-name="ce8"/>
          <table:table-cell table:number-columns-repeated="2" table:style-name="ce3"/>
          <table:table-cell office:value-type="float" office:value="35" table:formula="of:=COUNTIF([.D2:.D64]; &quot;Non&quot;)" table:style-name="ce3">
            <text:p>35</text:p>
          </table:table-cell>
          <table:table-cell office:value-type="float" office:value="35" table:formula="of:=COUNTIF([.E2:.E64]; &quot;N/A&quot;)" table:style-name="ce3">
            <text:p>35</text:p>
          </table:table-cell>
          <table:table-cell office:value-type="float" office:value="35" table:formula="of:=COUNTIF([.F2:.F64]; &quot;N/A&quot;)" table:style-name="ce3">
            <text:p>35</text:p>
          </table:table-cell>
          <table:table-cell table:number-columns-repeated="10" table:style-name="ce3"/>
          <table:table-cell office:value-type="float" office:value="28" table:formula="of:=COUNTIF([.Q2:.Q64]; &quot;CIB&quot;)" table:style-name="ce3">
            <text:p>28</text:p>
          </table:table-cell>
          <table:table-cell table:number-columns-repeated="16367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decimal-places="2" number:min-integer-digits="1"/>
      <number:text> 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selma laraba</meta:initial-creator>
    <dc:creator>Selma Laraba</dc:creator>
    <meta:creation-date>2025-03-14T11:39:22Z</meta:creation-date>
    <dc:date>2025-04-27T15:03:11Z</dc:date>
    <meta:print-date>2025-03-17T10:33:23Z</meta:print-date>
    <meta:editing-cycles>4</meta:editing-cycles>
    <meta:editing-duration>PT1309S</meta:editing-duration>
  </office:meta>
</office:document-meta>
</file>